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593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PCAP file</text:p>
          </table:table-cell>
          <table:table-cell office:value-type="string" table:style-name="ce1">
            <text:p>frames</text:p>
          </table:table-cell>
          <table:table-cell office:value-type="string" table:style-name="ce1">
            <text:p>out of order</text:p>
          </table:table-cell>
          <table:table-cell office:value-type="string" table:style-name="ce1">
            <text:p>duplicated</text:p>
          </table:table-cell>
          <table:table-cell office:value-type="string" table:style-name="ce1">
            <text:p>% out of order</text:p>
          </table:table-cell>
          <table:table-cell office:value-type="string" table:style-name="ce1">
            <text:p>% duplicate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riday_2021-04-16_2304</text:p>
          </table:table-cell>
          <table:table-cell office:value-type="float" office:value="4725390" table:style-name="ce2">
            <text:p>4725390</text:p>
          </table:table-cell>
          <table:table-cell office:value-type="float" office:value="780" table:style-name="ce2">
            <text:p>780</text:p>
          </table:table-cell>
          <table:table-cell office:value-type="float" office:value="5" table:style-name="ce2">
            <text:p>5</text:p>
          </table:table-cell>
          <table:table-cell office:value-type="float" office:value="1.6506574060553732E-2" table:formula="of:=([.C2]/[.B2])*100" table:style-name="ce1">
            <text:p>0,016506574</text:p>
          </table:table-cell>
          <table:table-cell office:value-type="float" office:value="1.0581137218303673E-4" table:formula="of:=([.D2]/[.B2])*100" table:style-name="ce1">
            <text:p>0,00010581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nday_2021-04-12_0611</text:p>
          </table:table-cell>
          <table:table-cell office:value-type="float" office:value="290207" table:style-name="ce2">
            <text:p>290207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1.481700992739665E-2" table:formula="of:=([.C3]/[.B3])*100" table:style-name="ce1">
            <text:p>0,01481701</text:p>
          </table:table-cell>
          <table:table-cell office:value-type="float" office:value="0" table:formula="of:=([.D3]/[.B3])*10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onday_2022-04-11_0622</text:p>
          </table:table-cell>
          <table:table-cell office:value-type="float" office:value="216832" table:style-name="ce2">
            <text:p>216832</text:p>
          </table:table-cell>
          <table:table-cell office:value-type="float" office:value="246" table:style-name="ce2">
            <text:p>246</text:p>
          </table:table-cell>
          <table:table-cell office:value-type="float" office:value="62" table:style-name="ce1">
            <text:p>62</text:p>
          </table:table-cell>
          <table:table-cell office:value-type="float" office:value="0.11345188902007085" table:formula="of:=([.C4]/[.B4])*100" table:style-name="ce1">
            <text:p>0,113451889</text:p>
          </table:table-cell>
          <table:table-cell office:value-type="float" office:value="2.8593565525383703E-2" table:formula="of:=([.D4]/[.B4])*100" table:style-name="ce1">
            <text:p>0,02859356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aturday_2021-04-17_0357</text:p>
          </table:table-cell>
          <table:table-cell office:value-type="float" office:value="708181" table:style-name="ce2">
            <text:p>708181</text:p>
          </table:table-cell>
          <table:table-cell office:value-type="float" office:value="144" table:style-name="ce2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2.0333784724526641E-2" table:formula="of:=([.C5]/[.B5])*100" table:style-name="ce1">
            <text:p>0,020333785</text:p>
          </table:table-cell>
          <table:table-cell office:value-type="float" office:value="1.4120683836476832E-4" table:formula="of:=([.D5]/[.B5])*100" table:style-name="ce1">
            <text:p>0,00014120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nday_2021-04-11_2154</text:p>
          </table:table-cell>
          <table:table-cell office:value-type="float" office:value="622670" table:style-name="ce2">
            <text:p>622670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1.0278317567893106E-2" table:formula="of:=([.C6]/[.B6])*100" table:style-name="ce1">
            <text:p>0,010278318</text:p>
          </table:table-cell>
          <table:table-cell office:value-type="float" office:value="0" table:formula="of:=([.D6]/[.B6])*10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nday_2021-05-02_1206</text:p>
          </table:table-cell>
          <table:table-cell office:value-type="float" office:value="3446459" table:style-name="ce2">
            <text:p>3446459</text:p>
          </table:table-cell>
          <table:table-cell office:value-type="float" office:value="2665" table:style-name="ce2">
            <text:p>2665</text:p>
          </table:table-cell>
          <table:table-cell office:value-type="float" office:value="23" table:style-name="ce1">
            <text:p>23</text:p>
          </table:table-cell>
          <table:table-cell office:value-type="float" office:value="7.7325742160286842E-2" table:formula="of:=([.C7]/[.B7])*100" table:style-name="ce1">
            <text:p>0,077325742</text:p>
          </table:table-cell>
          <table:table-cell office:value-type="float" office:value="6.6735162089553361E-4" table:formula="of:=([.D7]/[.B7])*100" table:style-name="ce1">
            <text:p>0,00066735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nday_2021-05-02_1659</text:p>
          </table:table-cell>
          <table:table-cell office:value-type="float" office:value="3385734" table:style-name="ce2">
            <text:p>3385734</text:p>
          </table:table-cell>
          <table:table-cell office:value-type="float" office:value="2856" table:style-name="ce2">
            <text:p>2856</text:p>
          </table:table-cell>
          <table:table-cell office:value-type="float" office:value="105" table:style-name="ce1">
            <text:p>105</text:p>
          </table:table-cell>
          <table:table-cell office:value-type="float" office:value="8.4353939204910952E-2" table:formula="of:=([.C8]/[.B8])*100" table:style-name="ce1">
            <text:p>0,084353939</text:p>
          </table:table-cell>
          <table:table-cell office:value-type="float" office:value="3.1012477648864321E-3" table:formula="of:=([.D8]/[.B8])*100" table:style-name="ce1">
            <text:p>0,00310124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unday_2022-04-10_2335</text:p>
          </table:table-cell>
          <table:table-cell office:value-type="float" office:value="327043" table:style-name="ce2">
            <text:p>32704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.5288509462058504E-3" table:formula="of:=([.C9]/[.B9])*100" table:style-name="ce1">
            <text:p>0,001528851</text:p>
          </table:table-cell>
          <table:table-cell office:value-type="float" office:value="1.2230807569646805E-3" table:formula="of:=([.D9]/[.B9])*100" table:style-name="ce1">
            <text:p>0,0012230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esday_2022-04-12_0554</text:p>
          </table:table-cell>
          <table:table-cell office:value-type="float" office:value="25378249" table:style-name="ce2">
            <text:p>25378249</text:p>
          </table:table-cell>
          <table:table-cell office:value-type="float" office:value="34823" table:style-name="ce2">
            <text:p>34823</text:p>
          </table:table-cell>
          <table:table-cell office:value-type="float" office:value="19289" table:style-name="ce1">
            <text:p>19289</text:p>
          </table:table-cell>
          <table:table-cell office:value-type="float" office:value="0.13721592849057473" table:formula="of:=([.C10]/[.B10])*100" table:style-name="ce1">
            <text:p>0,137215928</text:p>
          </table:table-cell>
          <table:table-cell office:value-type="float" office:value="7.600603177941867E-2" table:formula="of:=([.D10]/[.B10])*100" table:style-name="ce1">
            <text:p>0,0760060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uesday_2022-04-12_1418</text:p>
          </table:table-cell>
          <table:table-cell office:value-type="float" office:value="27380760" table:style-name="ce2">
            <text:p>27380760</text:p>
          </table:table-cell>
          <table:table-cell office:value-type="float" office:value="112985" table:style-name="ce2">
            <text:p>112985</text:p>
          </table:table-cell>
          <table:table-cell office:value-type="float" office:value="3616" table:style-name="ce1">
            <text:p>3616</text:p>
          </table:table-cell>
          <table:table-cell office:value-type="float" office:value="0.41264376883621928" table:formula="of:=([.C11]/[.B11])*100" table:style-name="ce1">
            <text:p>0,412643769</text:p>
          </table:table-cell>
          <table:table-cell office:value-type="float" office:value="1.3206353658554401E-2" table:formula="of:=([.D11]/[.B11])*100" table:style-name="ce1">
            <text:p>0,0132063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t</text:p>
          </table:table-cell>
          <table:table-cell office:value-type="float" office:value="66481525" table:formula="of:=SUM([.B2:.B11])" table:style-name="ce1">
            <text:p>66481525</text:p>
          </table:table-cell>
          <table:table-cell office:value-type="float" office:value="154611" table:formula="of:=SUM([.C2:.C11])" table:style-name="ce1">
            <text:p>154611</text:p>
          </table:table-cell>
          <table:table-cell office:value-type="float" office:value="23105" table:formula="of:=SUM([.D2:.D11])" table:style-name="ce1">
            <text:p>23105</text:p>
          </table:table-cell>
          <table:table-cell office:value-type="float" office:value="0.23256235472937781" table:formula="of:=([.C12]/[.B12])*100" table:style-name="ce1">
            <text:p>0,232562355</text:p>
          </table:table-cell>
          <table:table-cell office:value-type="float" office:value="3.4754016247370983E-2" table:formula="of:=([.D12]/[.B12])*100" table:style-name="ce1">
            <text:p>0,034754016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Ludovico Toscano</dc:creator>
    <meta:creation-date>2024-02-17T19:16:02Z</meta:creation-date>
    <dc:date>2024-02-18T10:30:12Z</dc:date>
    <meta:editing-cycles>2</meta:editing-cycles>
    <meta:editing-duration>PT757S</meta:editing-duration>
  </office:meta>
</office:document-meta>
</file>